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5f646" officeooo:paragraph-rsid="0015f64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5f646" officeooo:paragraph-rsid="0015f646" style:font-size-asian="12.25pt" style:font-weight-asian="bold" style:font-size-complex="14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76257" style:font-weight-asian="normal" style:font-weight-complex="normal"/>
    </style:style>
    <style:style style:name="T3" style:family="text">
      <style:text-properties style:text-underline-style="none" fo:font-weight="normal" officeooo:rsid="00178db6" style:font-weight-asian="normal" style:font-weight-complex="normal"/>
    </style:style>
    <style:style style:name="T4" style:family="text">
      <style:text-properties style:text-underline-style="none" fo:font-weight="normal" officeooo:rsid="001872b6" style:font-weight-asian="normal" style:font-weight-complex="normal"/>
    </style:style>
    <style:style style:name="T5" style:family="text">
      <style:text-properties style:text-underline-style="none" fo:font-weight="normal" officeooo:rsid="001a564e" style:font-weight-asian="normal" style:font-weight-complex="normal"/>
    </style:style>
    <style:style style:name="T6" style:family="text">
      <style:text-properties style:text-underline-style="none" fo:font-weight="normal" officeooo:rsid="001b35fe" style:font-weight-asian="normal" style:font-weight-complex="normal"/>
    </style:style>
    <style:style style:name="T7" style:family="text">
      <style:text-properties style:text-underline-style="none" fo:font-weight="normal" officeooo:rsid="001c2f6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: DoomZelda</text:p>
      <text:p text:style-name="P1"><text:span text:style-name="T1"/></text:p>
      <text:p text:style-name="P2"><text:span text:style-name="T1"/></text:p>
      <text:p text:style-name="P2"><text:span text:style-name="T1">- Notre projet utilise l’</text:span><text:span text:style-name="T2">ar</text:span><text:span text:style-name="T1">chitecture MVC avec un modèle physique hermétique à l’interface visuelle, les 2 sont agencés par le contrôleur.</text:span></text:p>
      <text:p text:style-name="P2"><text:span text:style-name="T1"/></text:p>
      <text:p text:style-name="P2"><text:span text:style-name="T1">- Un des modèles les plus utilisé</text:span><text:span text:style-name="T4">s</text:span><text:span text:style-name="T1"> dans notre projet est l’architecture Entités / Action,</text:span></text:p>
      <text:p text:style-name="P2"><text:span text:style-name="T1">en effet, ce modèle présente des entités possédant cha</text:span><text:span text:style-name="T4">c</text:span><text:span text:style-name="T1">une une «EntityActionQueu» qui est une queue des futurs action des entités. </text:span></text:p>
      <text:p text:style-name="P2"><text:span text:style-name="T1"><text:tab/>Chaque action est représentée par une fonction, ces dernières sont activées par des «consumer». Ces consumers ont différentes caract</text:span><text:span text:style-name="T5">é</text:span><text:span text:style-name="T1">ristiques <text:s/>certains exécute leur fonction de façon cyclique d’autres exécuteront leur fonction à l’infini etc. Enfin la GameLoop est cha</text:span><text:span text:style-name="T6">r</text:span><text:span text:style-name="T1">gée d’itérer et d’exécuter la ActionQueue, ce qui permet d’avoir une gestion du temps synchronisée.</text:span></text:p>
      <text:p text:style-name="P2"><text:span text:style-name="T1"/></text:p>
      <text:p text:style-name="P2"><text:span text:style-name="T1">- </text:span><text:span text:style-name="T3">En ce qui concerne les int</text:span><text:span text:style-name="T7">e</text:span><text:span text:style-name="T3">ractions entre entités et terrains, tout se passe dans la fonction «setCoordonnées» de la classe Entité, cette méthode vérifie lors d’un changement de coordonnées on demande à la Tile, sous la position de l’entité, d’exécuter une méthode onEntityOver ou bien leaveEntity dépendant de si l’entité arrive ou sort de la Tile ces méthodes vont appliquer à l’entité les caractéristiques des la Tile exemple pour la glace on applique à l’accélération et à la vitesse certaine propriétées pour «glisser»</text:span></text:p>
      <text:p text:style-name="P2"><text:span text:style-name="T3"/></text:p>
      <text:p text:style-name="P2"><text:span text:style-name="T3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9:27:38.424085216</meta:creation-date>
    <dc:date>2018-06-12T09:57:43.058482228</dc:date>
    <meta:editing-duration>PT7M21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95" meta:character-count="1271" meta:non-whitespace-character-count="1079"/>
  </office:meta>
</office:document-meta>
</file>